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convergence_timestep_wider" table:style-name="ta1">
        <table:shapes>
          <draw:frame draw:z-index="0" draw:style-name="gr1" draw:text-style-name="P1" svg:width="159.97mm" svg:height="90.04mm" svg:x="118.74mm" svg:y="3.72mm">
            <draw:object draw:notify-on-update-of-ranges="test_convergence_timestep_wider.A1:test_convergence_timestep_wider.A1 test_convergence_timestep_wider.A2:test_convergence_timestep_wider.A8 test_convergence_timestep_wider.B1:test_convergence_timestep_wider.B1 test_convergence_timestep_wider.B2:test_convergence_timestep_wider.B8 test_convergence_timestep_wider.A1:test_convergence_timestep_wider.A1 test_convergence_timestep_wider.A2:test_convergence_timestep_wider.A8 test_convergence_timestep_wider.C1:test_convergence_timestep_wider.C1 test_convergence_timestep_wider.C2:test_convergence_timestep_wider.C8 test_convergence_timestep_wider.A1:test_convergence_timestep_wider.A1 test_convergence_timestep_wider.A2:test_convergence_timestep_wider.A8 test_convergence_timestep_wider.D1:test_convergence_timestep_wider.D1 test_convergence_timestep_wider.D2:test_convergence_timestep_wider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bre de points</text:p>
          </table:table-cell>
          <table:table-cell office:value-type="string" calcext:value-type="string">
            <text:p>Prix Analytique</text:p>
          </table:table-cell>
          <table:table-cell office:value-type="string" calcext:value-type="string">
            <text:p>Prix BKTG</text:p>
          </table:table-cell>
          <table:table-cell office:value-type="string" calcext:value-type="string">
            <text:p>Prix BKQE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88.243" calcext:value-type="float">
            <text:p>588,243</text:p>
          </table:table-cell>
          <table:table-cell office:value-type="float" office:value="467.276" calcext:value-type="float">
            <text:p>467,2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49.039" calcext:value-type="float">
            <text:p>549,039</text:p>
          </table:table-cell>
          <table:table-cell office:value-type="float" office:value="479.368" calcext:value-type="float">
            <text:p>479,3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65.129" calcext:value-type="float">
            <text:p>565,129</text:p>
          </table:table-cell>
          <table:table-cell office:value-type="float" office:value="503.511" calcext:value-type="float">
            <text:p>503,5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37.414" calcext:value-type="float">
            <text:p>537,414</text:p>
          </table:table-cell>
          <table:table-cell office:value-type="float" office:value="462.157" calcext:value-type="float">
            <text:p>462,1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87.467" calcext:value-type="float">
            <text:p>587,467</text:p>
          </table:table-cell>
          <table:table-cell office:value-type="float" office:value="489.489" calcext:value-type="float">
            <text:p>489,48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81.764" calcext:value-type="float">
            <text:p>581,764</text:p>
          </table:table-cell>
          <table:table-cell office:value-type="float" office:value="484.261" calcext:value-type="float">
            <text:p>484,26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57.443" calcext:value-type="float">
            <text:p>557,443</text:p>
          </table:table-cell>
          <table:table-cell office:value-type="float" office:value="488.846" calcext:value-type="float">
            <text:p>488,8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5T12:59:58.198322492</dc:date>
    <meta:editing-duration>PT3M9S</meta:editing-duration>
    <meta:editing-cycles>1</meta:editing-cycles>
    <meta:document-statistic meta:table-count="1" meta:cell-count="3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326cm" svg:y="3.705cm" style:legend-expansion="high" chart:style-name="ch2"/>
        <chart:plot-area chart:style-name="ch3" table:cell-range-address="test_convergence_timestep_wider.A1:test_convergence_timestep_wider.D8" chart:data-source-has-labels="row" svg:x="0.319cm" svg:y="0.18cm" svg:width="11.688cm" svg:height="8.645cm">
          <chartooo:coordinate-region svg:x="1.126cm" svg:y="0.379cm" svg:width="10.50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convergence_timestep_wider.B2:test_convergence_timestep_wider.B8" chart:label-cell-address="test_convergence_timestep_wider.B1:test_convergence_timestep_wider.B1" chart:class="chart:scatter">
            <chart:domain table:cell-range-address="test_convergence_timestep_wider.A2:test_convergence_timestep_wider.A8"/>
            <chart:data-point chart:repeated="7"/>
          </chart:series>
          <chart:series chart:style-name="ch7" chart:values-cell-range-address="test_convergence_timestep_wider.C2:test_convergence_timestep_wider.C8" chart:label-cell-address="test_convergence_timestep_wider.C1:test_convergence_timestep_wider.C1" chart:class="chart:scatter">
            <chart:data-point chart:repeated="7"/>
          </chart:series>
          <chart:series chart:style-name="ch8" chart:values-cell-range-address="test_convergence_timestep_wider.D2:test_convergence_timestep_wider.D8" chart:label-cell-address="test_convergence_timestep_wider.D1:test_convergence_timestep_wider.D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rix Analytique</text:p>
                <draw:g>
                  <svg:desc>test_convergence_timestep_wider.B1:test_convergence_timestep_wider.B1</svg:desc>
                </draw:g>
              </table:table-cell>
              <table:table-cell office:value-type="string">
                <text:p>Prix BKTG</text:p>
                <draw:g>
                  <svg:desc>test_convergence_timestep_wider.C1:test_convergence_timestep_wider.C1</svg:desc>
                </draw:g>
              </table:table-cell>
              <table:table-cell office:value-type="string">
                <text:p>Prix BKQE </text:p>
                <draw:g>
                  <svg:desc>test_convergence_timestep_wider.D1:test_convergence_timestep_wide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_convergence_timestep_wider.A2:test_convergence_timestep_wider.A8</svg:desc>
                </draw:g>
              </table:table-cell>
              <table:table-cell office:value-type="float" office:value="453.706">
                <text:p>453.706</text:p>
                <draw:g>
                  <svg:desc>test_convergence_timestep_wider.B2:test_convergence_timestep_wider.B8</svg:desc>
                </draw:g>
              </table:table-cell>
              <table:table-cell office:value-type="float" office:value="588.243">
                <text:p>588.243</text:p>
                <draw:g>
                  <svg:desc>test_convergence_timestep_wider.C2:test_convergence_timestep_wider.C8</svg:desc>
                </draw:g>
              </table:table-cell>
              <table:table-cell office:value-type="float" office:value="467.276">
                <text:p>467.276</text:p>
                <draw:g>
                  <svg:desc>test_convergence_timestep_wider.D2:test_convergence_timestep_wider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53.706">
                <text:p>453.706</text:p>
              </table:table-cell>
              <table:table-cell office:value-type="float" office:value="549.039">
                <text:p>549.039</text:p>
              </table:table-cell>
              <table:table-cell office:value-type="float" office:value="479.368">
                <text:p>479.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53.706">
                <text:p>453.706</text:p>
              </table:table-cell>
              <table:table-cell office:value-type="float" office:value="565.129">
                <text:p>565.129</text:p>
              </table:table-cell>
              <table:table-cell office:value-type="float" office:value="503.511">
                <text:p>503.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453.706">
                <text:p>453.706</text:p>
              </table:table-cell>
              <table:table-cell office:value-type="float" office:value="537.414">
                <text:p>537.414</text:p>
              </table:table-cell>
              <table:table-cell office:value-type="float" office:value="462.157">
                <text:p>462.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53.706">
                <text:p>453.706</text:p>
              </table:table-cell>
              <table:table-cell office:value-type="float" office:value="587.467">
                <text:p>587.467</text:p>
              </table:table-cell>
              <table:table-cell office:value-type="float" office:value="489.489">
                <text:p>489.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453.706">
                <text:p>453.706</text:p>
              </table:table-cell>
              <table:table-cell office:value-type="float" office:value="581.764">
                <text:p>581.764</text:p>
              </table:table-cell>
              <table:table-cell office:value-type="float" office:value="484.261">
                <text:p>484.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453.706">
                <text:p>453.706</text:p>
              </table:table-cell>
              <table:table-cell office:value-type="float" office:value="557.443">
                <text:p>557.443</text:p>
              </table:table-cell>
              <table:table-cell office:value-type="float" office:value="488.846">
                <text:p>488.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